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2e0e" officeooo:paragraph-rsid="00132e0e" style:font-weight-asian="bold" style:font-weight-complex="bold"/>
    </style:style>
    <style:style style:name="P2" style:family="paragraph" style:parent-style-name="Standard">
      <style:text-properties fo:font-weight="bold" officeooo:rsid="00146f18" officeooo:paragraph-rsid="00146f18" style:font-weight-asian="bold" style:font-weight-complex="bold"/>
    </style:style>
    <style:style style:name="P3" style:family="paragraph" style:parent-style-name="Standard">
      <style:text-properties fo:font-style="italic" fo:font-weight="bold" officeooo:rsid="00132e0e" officeooo:paragraph-rsid="00132e0e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32e0e" officeooo:paragraph-rsid="001506d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46f18" officeooo:paragraph-rsid="00146f1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506d0" officeooo:paragraph-rsid="001506d0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bold" officeooo:rsid="00132e0e" officeooo:paragraph-rsid="00132e0e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32e0e" officeooo:paragraph-rsid="001506d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46f18" officeooo:paragraph-rsid="00146f1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46f18" officeooo:paragraph-rsid="001506d0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506d0" officeooo:paragraph-rsid="001506d0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6f18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0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T1<text:span text:style-name="T1"><text:tab/><text:tab/><text:tab/><text:tab/>Battery holder, 2x AA<text:tab/><text:tab/><text:tab/>BC2AAPC-ND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C1, C2, C4<text:span text:style-name="T1"><text:tab/><text:tab/><text:tab/>Cap, Tantalum, 4.7µF [0805]<text:tab/><text:tab/>478-8125-1-ND</text:span></text:p>
      <text:p text:style-name="P3"><text:span text:style-name="T1">Polarized (match PCB mark to part mark)</text:span></text:p>
      <text:p text:style-name="P3"><text:span text:style-name="T1"/></text:p>
      <text:p text:style-name="P3"><text:span text:style-name="T1"/></text:p>
      <text:p text:style-name="P7">C3, C5, C6<text:span text:style-name="T1"><text:tab/><text:tab/><text:tab/>Cap, Ceramic, 1.5nF [0805]<text:tab/><text:tab/>1276-1794-1-ND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C7, C8, C11, C12, C13<text:span text:style-name="T1"><text:tab/>Cap, Ceramic, 2.2µF [0805]<text:tab/><text:tab/>587-1293-1-ND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11">C9, C10<text:span text:style-name="T1"><text:tab/><text:tab/><text:tab/>Cap, Ceramic, 22µF, [1206]<text:tab/><text:tab/>399-8183-1-ND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D1, D2<text:span text:style-name="T1"><text:tab/><text:tab/><text:tab/><text:tab/>Diode, Schottky, 1A<text:tab/><text:tab/><text:tab/>SS12-E3/61TGICT-ND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7">D3<text:span text:style-name="T1"><text:tab/><text:tab/><text:tab/><text:tab/>Diode, dual Schottky<text:tab/><text:tab/><text:tab/>BAT54SFSCT-ND</text:span></text:p>
      <text:p text:style-name="P3"><text:span text:style-name="T1">Polarized (match PCB mark to part mark)</text:span></text:p>
      <text:p text:style-name="P7"><text:span text:style-name="T1"/></text:p>
      <text:p text:style-name="P7"><text:span text:style-name="T1"/></text:p>
      <text:p text:style-name="P7">DS1, DS2, DS3<text:span text:style-name="T1"><text:tab/><text:tab/>LED, red<text:tab/><text:tab/><text:tab/><text:tab/>SML-D12U1WT86CT-ND</text:span></text:p>
      <text:p text:style-name="P3"><text:span text:style-name="T1">Polarized (match </text:span><text:span text:style-name="T2">diode symbol on PCB to symbol on back of part)</text:span></text:p>
      <text:p text:style-name="P7"><text:span text:style-name="T1"/></text:p>
      <text:p text:style-name="P7"><text:span text:style-name="T1"/></text:p>
      <text:p text:style-name="P9">J3<text:span text:style-name="T1"><text:tab/><text:tab/><text:tab/><text:tab/>3.5mm mono phone jack<text:tab/><text:tab/>CP-3523MJCT-ND</text:span></text:p>
      <text:p text:style-name="P5"><text:span text:style-name="T1">Connector for headphones</text:span></text:p>
      <text:p text:style-name="P5"><text:span text:style-name="T3"/></text:p>
      <text:p text:style-name="P5"><text:span text:style-name="T3"/></text:p>
      <text:p text:style-name="P9">J4<text:span text:style-name="T1"><text:tab/><text:tab/><text:tab/><text:tab/>2.5mm mono phone jack<text:tab/><text:tab/>CP-2523MJCT-ND</text:span></text:p>
      <text:p text:style-name="P5"><text:span text:style-name="T1">Connector for magnetic loop probe</text:span></text:p>
      <text:p text:style-name="P5"><text:span text:style-name="T1"/></text:p>
      <text:p text:style-name="P5"><text:span text:style-name="T1"/></text:p>
      <text:p text:style-name="P11">J4(p)<text:span text:style-name="T1"><text:tab/><text:tab/><text:tab/><text:tab/>2.5mm mono phone plug<text:tab/><text:tab/>CP3-1004-ND</text:span></text:p>
      <text:p text:style-name="P6"><text:span text:style-name="T1">Connector for magnetic loop probe - see probe construction guide</text:span></text:p>
      <text:p text:style-name="P6"><text:span text:style-name="T1"/></text:p>
      <text:p text:style-name="P6"><text:span text:style-name="T1"/></text:p>
      <text:p text:style-name="P9">L1<text:span text:style-name="T1"><text:tab/><text:tab/><text:tab/><text:tab/>100uH inductor<text:tab/><text:tab/><text:tab/>RLB0914-101KL-ND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7"><text:soft-page-break/>Q1, Q3<text:tab/><text:tab/><text:tab/><text:span text:style-name="T1">P-channel MOSFET, 3.7A<text:tab/><text:tab/>IRLML6402PBFCT-ND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Q2<text:span text:style-name="T1"><text:tab/><text:tab/><text:tab/><text:tab/>Low threshold N-channel MOSFET<text:tab/>FDV301NCT-ND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R1, R10, R11, R15<text:span text:style-name="T1"><text:tab/><text:tab/>Res, 15 ohm 5% [0805]<text:tab/><text:tab/>RMCF0805JT15R0CT-ND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R2, R8<text:span text:style-name="T1"><text:tab/><text:tab/><text:tab/><text:tab/>Res, 100 ohm, 1%, [0805]<text:tab/><text:tab/>311-100CRCT-ND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9">R3, R<text:span text:style-name="T4">9</text:span>, <text:span text:style-name="T4">R16</text:span><text:span text:style-name="T1"><text:tab/><text:tab/><text:tab/>Res, 10k ohm, 1%, [0805]<text:tab/><text:tab/>311-10.0KCRCT-ND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R4<text:span text:style-name="T1"><text:tab/><text:tab/><text:tab/><text:tab/>Res, 1 ohm 5% [1206]<text:tab/><text:tab/>1276-5843-1-ND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R5, <text:span text:style-name="T4">R13</text:span><text:span text:style-name="T1"><text:tab/><text:tab/><text:tab/>Res, 1k ohm, 1% [0805]<text:tab/><text:tab/>311-1.00KCRCT-ND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R14: DO NOT POPULATE</text:p>
      <text:p text:style-name="P11"/>
      <text:p text:style-name="P9">RV1<text:span text:style-name="T1"><text:tab/><text:tab/><text:tab/><text:tab/>Pot, 100k ohm<text:tab/><text:tab/><text:tab/><text:tab/>3352T-104LF-ND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11">SW1, SW2<text:span text:style-name="T1"><text:tab/><text:tab/><text:tab/>Switch, tactile<text:tab/><text:tab/><text:tab/><text:tab/>450-1140-ND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>U1<text:span text:style-name="T1"><text:tab/><text:tab/><text:tab/><text:tab/>Microcontroller, XMEGA 32kB<text:tab/>ATXMEGA32E5-AU-ND</text:span></text:p>
      <text:p text:style-name="P4"><text:span text:style-name="T1">Flashed with bootloader https://github.com/alexforencich/xboot</text:span></text:p>
      <text:p text:style-name="P8"><text:span text:style-name="T1"/></text:p>
      <text:p text:style-name="P8"><text:span text:style-name="T1"/></text:p>
      <text:p text:style-name="P8">U2<text:span text:style-name="T1"><text:tab/><text:tab/><text:tab/><text:tab/>Dual op-amp, low noise OPA1662<text:tab/>296-36692-1-ND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U3<text:span text:style-name="T1"><text:tab/><text:tab/><text:tab/><text:tab/>Dual logic inverter, 74*04<text:tab/><text:tab/>1727-6914-1-ND</text:span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2:10:11.571588219</meta:creation-date>
    <dc:date>2017-08-26T02:07:31.096541402</dc:date>
    <meta:editing-duration>PT3H24M58S</meta:editing-duration>
    <meta:editing-cycles>1</meta:editing-cycles>
    <meta:document-statistic meta:table-count="0" meta:image-count="0" meta:object-count="0" meta:page-count="2" meta:paragraph-count="32" meta:word-count="212" meta:character-count="1501" meta:non-whitespace-character-count="1232"/>
    <meta:generator>LibreOffice/5.4.0.3$Linux_X86_64 LibreOffice_project/40m0$Build-3</meta:generator>
  </office:meta>
</office:document-meta>
</file>